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Standard">
      <style:paragraph-properties fo:text-align="center" style:justify-single-word="false"/>
      <style:text-properties fo:font-size="20pt" officeooo:rsid="0012c6f5" officeooo:paragraph-rsid="0012c6f5" style:font-size-asian="17.5pt" style:font-size-complex="20pt"/>
    </style:style>
    <style:style style:name="P2" style:family="paragraph" style:parent-style-name="Standard">
      <style:paragraph-properties fo:text-align="center" style:justify-single-word="false"/>
      <style:text-properties fo:font-size="15pt" officeooo:rsid="0012c6f5" officeooo:paragraph-rsid="0012c6f5" style:font-size-asian="13.1000003814697pt" style:font-size-complex="15pt"/>
    </style:style>
    <style:style style:name="P3" style:family="paragraph" style:parent-style-name="Standard">
      <style:paragraph-properties fo:text-align="center" style:justify-single-word="false"/>
      <style:text-properties fo:font-size="15pt" officeooo:rsid="001aa960" officeooo:paragraph-rsid="001aa960" style:font-size-asian="13.1000003814697pt" style:font-size-complex="15pt"/>
    </style:style>
    <style:style style:name="P4" style:family="paragraph" style:parent-style-name="Standard">
      <style:paragraph-properties fo:text-align="start" style:justify-single-word="false"/>
      <style:text-properties fo:font-size="20pt" officeooo:rsid="0012c6f5" officeooo:paragraph-rsid="0012c6f5" style:font-size-asian="17.5pt" style:font-size-complex="20pt"/>
    </style:style>
    <style:style style:name="P5" style:family="paragraph" style:parent-style-name="Standard">
      <style:paragraph-properties fo:text-align="start" style:justify-single-word="false"/>
      <style:text-properties fo:font-size="18pt" fo:font-weight="bold" officeooo:rsid="0012c6f5" officeooo:paragraph-rsid="0012c6f5"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4pt" fo:font-weight="normal" officeooo:rsid="0012c6f5" officeooo:paragraph-rsid="0012c6f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2c6f5" officeooo:paragraph-rsid="001f3d0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8pt" fo:font-weight="bold" officeooo:rsid="001f3d0d" officeooo:paragraph-rsid="001f3d0d"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4pt" fo:font-weight="normal" officeooo:rsid="001f3d0d" officeooo:paragraph-rsid="001f3d0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bold" officeooo:rsid="0012c6f5" officeooo:paragraph-rsid="0012c6f5"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8pt" fo:font-weight="bold" officeooo:rsid="0018b9f0" officeooo:paragraph-rsid="0018b9f0"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size="14pt" fo:font-weight="normal" officeooo:rsid="0018b9f0" officeooo:paragraph-rsid="0018b9f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bold" officeooo:rsid="0018b9f0" officeooo:paragraph-rsid="0018b9f0" style:font-size-asian="12.25pt" style:font-weight-asian="bold" style:font-size-complex="14pt" style:font-weight-complex="bold"/>
    </style:style>
    <style:style style:name="P14" style:family="paragraph" style:parent-style-name="Standard" style:list-style-name="L1">
      <style:paragraph-properties fo:text-align="start" style:justify-single-word="false"/>
      <style:text-properties fo:font-size="14pt" fo:font-weight="bold" officeooo:rsid="0018b9f0" officeooo:paragraph-rsid="0018b9f0" style:font-size-asian="12.25pt" style:font-weight-asian="bold" style:font-size-complex="14pt" style:font-weight-complex="bold"/>
    </style:style>
    <style:style style:name="P15" style:family="paragraph" style:parent-style-name="Standard" style:list-style-name="L1">
      <style:paragraph-properties fo:text-align="start" style:justify-single-word="false"/>
      <style:text-properties fo:font-size="14pt" fo:font-weight="bold" officeooo:rsid="001aa960" officeooo:paragraph-rsid="001c308e" style:font-size-asian="12.25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4pt" fo:font-weight="bold" officeooo:rsid="0018b9f0" officeooo:paragraph-rsid="001c308e"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1aa960" officeooo:paragraph-rsid="001aa960" style:font-size-asian="12.25pt" style:font-weight-asian="bold" style:font-size-complex="14pt" style:font-weight-complex="bold"/>
    </style:style>
    <style:style style:name="P18" style:family="paragraph" style:parent-style-name="Standard" style:list-style-name="L2">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8pt" fo:font-weight="bold" officeooo:rsid="001aa960" officeooo:paragraph-rsid="001aa960" style:font-size-asian="18pt" style:font-weight-asian="bold" style:font-size-complex="18pt" style:font-weight-complex="bold"/>
    </style:style>
    <style:style style:name="P21" style:family="paragraph" style:parent-style-name="Standard" style:list-style-name="L3">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22" style:family="paragraph" style:parent-style-name="Standard" style:list-style-name="L3">
      <style:paragraph-properties fo:text-align="start" style:justify-single-word="false"/>
      <style:text-properties fo:font-size="14pt" fo:font-weight="normal" officeooo:rsid="001c308e" officeooo:paragraph-rsid="001c308e"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8pt" fo:font-weight="bold" officeooo:rsid="0018b9f0" officeooo:paragraph-rsid="0018b9f0" style:font-size-asian="18pt" style:font-weight-asian="bold" style:font-size-complex="18pt" style:font-weight-complex="bold"/>
    </style:style>
    <style:style style:name="T1" style:family="text">
      <style:text-properties officeooo:rsid="00154063"/>
    </style:style>
    <style:style style:name="T2" style:family="text">
      <style:text-properties officeooo:rsid="0017087f"/>
    </style:style>
    <style:style style:name="T3" style:family="text">
      <style:text-properties officeooo:rsid="001d15f2"/>
    </style:style>
    <style:style style:name="T4" style:family="text">
      <style:text-properties style:text-position="super 58%" officeooo:rsid="001c44a2"/>
    </style:style>
    <style:style style:name="T5" style:family="text">
      <style:text-properties officeooo:rsid="0018b9f0"/>
    </style:style>
    <style:style style:name="T6" style:family="text">
      <style:text-properties officeooo:rsid="001ed383"/>
    </style:style>
    <style:style style:name="T7" style:family="text">
      <style:text-properties officeooo:rsid="001f3d0d"/>
    </style:style>
    <style:style style:name="T8" style:family="text">
      <style:text-properties officeooo:rsid="001f5ce3"/>
    </style:style>
    <style:style style:name="T9" style:family="text">
      <style:text-properties officeooo:rsid="001fc3c1"/>
    </style:style>
    <style:style style:name="T10" style:family="text">
      <style:text-properties officeooo:rsid="0020071f"/>
    </style:style>
    <style:style style:name="T11" style:family="text">
      <style:text-properties fo:font-weight="normal" style:font-weight-asian="normal" style:font-weight-complex="normal"/>
    </style:style>
    <style:style style:name="T12" style:family="text">
      <style:text-properties fo:font-weight="normal" officeooo:rsid="0018b9f0" style:font-weight-asian="normal" style:font-weight-complex="normal"/>
    </style:style>
    <style:style style:name="T13" style:family="text">
      <style:text-properties fo:font-weight="normal" officeooo:rsid="001c308e" style:font-weight-asian="normal" style:font-weight-complex="normal"/>
    </style:style>
    <style:style style:name="T14" style:family="text">
      <style:text-properties fo:font-weight="normal" officeooo:rsid="001aa960" style:font-weight-asian="normal" style:font-weight-complex="normal"/>
    </style:style>
    <style:style style:name="T15" style:family="text">
      <style:text-properties officeooo:rsid="001c44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March 2025</text:p>
      <text:p text:style-name="P2"/>
      <text:p text:style-name="P4"/>
      <text:p text:style-name="P5">Intr<text:span text:style-name="T1">o</text:span>duction</text:p>
      <text:p text:style-name="P6"/>
      <text:p text:style-name="P6"><text:tab/><text:span text:style-name="T2">There has been an increase in the density of wireless networks caused by the increase of mobile devices, sensors, and actuators. Due to these there is a necessity to be able to test new techni</text:span><text:span text:style-name="T3">ques</text:span><text:span text:style-name="T2"> and protocols for such environments, which can be quite costly.</text:span></text:p>
      <text:p text:style-name="P6"><text:tab/><text:span text:style-name="T2">This project will try to address this by creating a low cost platform to allow developers to experiment in high density wireless areas. The hardware used in this project is fairly limited, not being able to match any standard already defined on IEEE 802.11 </text:span><text:span text:style-name="T4">[1] [2]</text:span><text:span text:style-name="T2">, due to frequency and modulation of the signals required. Despite such limitations, our project’s implementation will still serve as a base for the spirit of WI-fi, </text:span><text:span text:style-name="T5">which can be used to test the efficacy of various related techni</text:span><text:span text:style-name="T3">ques</text:span><text:span text:style-name="T5">, with variations on the error rate an</text:span><text:span text:style-name="T3">d</text:span><text:span text:style-name="T5"> throughput derived from the hardware limitations mentioned before.</text:span></text:p>
      <text:p text:style-name="P7"><text:tab/><text:span text:style-name="T6">By the end of this project, we expect to have made </text:span><text:span text:style-name="T7">simultaneous </text:span><text:span text:style-name="T6">communication possible between </text:span><text:span text:style-name="T7">multiple</text:span><text:span text:style-name="T6"> nodes of our network.</text:span></text:p>
      <text:p text:style-name="P6"/>
      <text:p text:style-name="P8">Analysis</text:p>
      <text:p text:style-name="P9"/>
      <text:p text:style-name="P9"><text:tab/><text:span text:style-name="T8">Implementing wireless communication, a basic need is to address collision to avoid interference between different nodes transmitting data at the same time. To achieve this, we plan to implement the CSMA/CA <text:s/>(</text:span>Carrier Sense Multiple Access with Collision Avoidance<text:span text:style-name="T8">), widely used in IEEE 802.11. This protocol requires every participant to check if the channel is being used/reserved, and to announce its turn, along with the estimated time it will need it.</text:span></text:p>
      <text:p text:style-name="P9"><text:tab/><text:span text:style-name="T8">However, the process above necessitates that every node has their clocks synchronized. </text:span><text:span text:style-name="T9">On real hardware, each clock will have different rhythm. Various methods exist, but all of them ultimately have to be done periodically to fix any offset </text:span><text:soft-page-break/><text:span text:style-name="T9">caused with time. </text:span><text:span text:style-name="T10">For this project’s completion, we intend to use the PTP (Precision time protocol) as defined in IEEE 1588.</text:span></text:p>
      <text:p text:style-name="P9"/>
      <text:p text:style-name="P5"><text:span text:style-name="T11"/></text:p>
      <text:p text:style-name="P5">Tools</text:p>
      <text:p text:style-name="P10"><text:span text:style-name="T11"/></text:p>
      <text:p text:style-name="P6"><text:tab/>For this project we will use Arduino IDE as the development environment, an ESP32 board, and a C1101 as a radio. We will use the library provided by the advisors which will provide the drivers for the radio.</text:p>
      <text:p text:style-name="P10"><text:span text:style-name="T11"><text:tab/>The programming language used for this project will be C </text:span><text:span text:style-name="T12">and C++</text:span><text:span text:style-name="T11">.</text:span></text:p>
      <text:p text:style-name="P10"><text:span text:style-name="T11"/></text:p>
      <text:p text:style-name="P11">Requirements</text:p>
      <text:p text:style-name="P12"/>
      <text:p text:style-name="P13">Mandatory:</text:p>
      <text:list text:style-name="L1">
        <text:list-item>
          <text:p text:style-name="P14"><text:span text:style-name="T13">Implementation of </text:span><text:span text:style-name="T14">IEEE 802.11 </text:span><text:span text:style-name="T11">C</text:span><text:span text:style-name="T14">SMA/CA</text:span></text:p>
        </text:list-item>
        <text:list-item>
          <text:p text:style-name="P15"><text:span text:style-name="T13">Implementation of </text:span><text:span text:style-name="T11">IEEE 802.11 RTS/CTS</text:span></text:p>
        </text:list-item>
        <text:list-item>
          <text:p text:style-name="P15"><text:span text:style-name="T13">Implementation of </text:span><text:span text:style-name="T11">IEEE 802.11 NAV</text:span></text:p>
        </text:list-item>
        <text:list-item>
          <text:p text:style-name="P16"><text:span text:style-name="T13">Implementation of </text:span><text:span text:style-name="T14">IEEE 802.11 backoff exponential</text:span></text:p>
        </text:list-item>
        <text:list-item>
          <text:p text:style-name="P15"><text:span text:style-name="T13">Implementation of </text:span><text:span text:style-name="T11">RSSI</text:span></text:p>
        </text:list-item>
        <text:list-item>
          <text:p text:style-name="P15"><text:span text:style-name="T13">Implementation of a</text:span><text:span text:style-name="T11"> traffic generation module</text:span></text:p>
        </text:list-item>
      </text:list>
      <text:p text:style-name="P17">Optional:</text:p>
      <text:list text:style-name="L2">
        <text:list-item>
          <text:p text:style-name="P18">An application that allows for more fined tuned configuration of the nodes.</text:p>
        </text:list-item>
      </text:list>
      <text:p text:style-name="P19"/>
      <text:p text:style-name="P20">Milestones</text:p>
      <text:p text:style-name="P17"><text:span text:style-name="T11"/></text:p>
      <text:list text:style-name="L3">
        <text:list-item>
          <text:p text:style-name="P21">10/3 – Deliver the project proposal</text:p>
        </text:list-item>
        <text:list-item>
          <text:p text:style-name="P21">28/4 – Progress report</text:p>
        </text:list-item>
        <text:list-item>
          <text:p text:style-name="P21">2/6 – Beta delivery with preliminary report</text:p>
        </text:list-item>
        <text:list-item>
          <text:p text:style-name="P22">12/7 – Final delivery with final report, and presentation</text:p>
        </text:list-item>
      </text:list>
      <text:p text:style-name="P10"><text:span text:style-name="T11"/></text:p>
      <text:p text:style-name="P23">References</text:p>
      <text:p text:style-name="P12"><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12"/>
      <text:p text:style-name="P12"><text:tab/>[2] <text:span text:style-name="T15">Computer Networking: A Top Down Approach, by James F. Kurose and Keith W. Ross, 7</text:span><text:span text:style-name="T4">th</text:span><text:span text:style-name="T15"> Edi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2:52:49.946970882</meta:creation-date>
    <dc:date>2025-03-05T18:24:24.197000000</dc:date>
    <meta:editing-duration>PT3H44M15S</meta:editing-duration>
    <meta:editing-cycles>6</meta:editing-cycles>
    <meta:generator>LibreOffice/24.8.3.2$Windows_X86_64 LibreOffice_project/48a6bac9e7e268aeb4c3483fcf825c94556d9f92</meta:generator>
    <meta:document-statistic meta:table-count="0" meta:image-count="0" meta:object-count="0" meta:page-count="2" meta:paragraph-count="35" meta:word-count="487" meta:character-count="3148" meta:non-whitespace-character-count="2693"/>
  </office:meta>
</office:document-meta>
</file>